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86cm" fo:min-width="2.347cm"/>
    </style:style>
    <style:style style:name="gr2" style:family="graphic" style:parent-style-name="standard">
      <style:graphic-properties draw:textarea-horizontal-align="justify" draw:textarea-vertical-align="middle" draw:auto-grow-height="false" fo:min-height="0.686cm" fo:min-width="2.348cm"/>
    </style:style>
    <style:style style:name="gr3" style:family="graphic" style:parent-style-name="standard">
      <style:graphic-properties draw:textarea-horizontal-align="justify" draw:textarea-vertical-align="middle" draw:auto-grow-height="false" fo:min-height="0.688cm" fo:min-width="2.347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966cm" fo:min-width="1.71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5cm" fo:min-width="4.66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938cm" fo:min-width="1.33cm"/>
    </style:style>
    <style:style style:name="gr8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textarea-horizontal-align="justify" draw:textarea-vertical-align="middle" draw:auto-grow-height="false" fo:min-height="1.938cm" fo:min-width="1.3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3cm" fo:min-width="4.97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3.17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5cm" fo:min-width="1.4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5cm" fo:min-width="1.47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3cm" fo:min-width="1.47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3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1.4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1.476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06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0.063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0.061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62cm" fo:min-width="1.419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draw:fill="none" fo:min-height="2.852cm"/>
      <style:paragraph-properties style:writing-mode="lr-tb"/>
    </style:style>
    <style:style style:name="gr2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5" style:family="graphic" style:parent-style-name="Object_20_with_20_no_20_fill_20_and_20_no_20_line">
      <style:graphic-properties draw:textarea-vertical-align="middle" draw:ole-draw-aspect="1" style:protect="size"/>
    </style:style>
    <style:style style:name="gr26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6cm" fo:min-width="0.9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6cm" fo:min-width="0.95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6cm" fo:min-width="0.94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3cm" fo:min-width="0.951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8pt"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/>
      <style:text-properties fo:font-size="18pt" fo:language="en" fo:country="GB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style:text-position="-33% 58%" fo:font-size="18pt" fo:language="en" fo:country="GB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847cm" svg:height="0.936cm" svg:x="11.849cm" svg:y="3.1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848cm" svg:height="0.936cm" svg:x="20.009cm" svg:y="3.1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.847cm" svg:height="0.938cm" svg:x="11.849cm" svg:y="9.7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2.847cm" svg:height="0.938cm" svg:x="20.179cm" svg:y="9.7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847cm" svg:height="0.936cm" draw:transform="rotate (1.5707963267949) translate (17.063cm 8.296cm)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849cm" svg:y1="3.636cm" svg:x2="9.036cm" svg:y2="5.45cm" draw:start-shape="id1" draw:start-glue-point="3" draw:end-shape="id2" draw:end-glue-point="4" svg:d="M11849 3636h-2813v1814" svg:viewBox="0 0 2814 1815">
          <text:p/>
        </draw:connector>
        <draw:connector draw:style-name="gr4" draw:text-style-name="P1" draw:layer="layout" svg:x1="9.036cm" svg:y1="8.582cm" svg:x2="11.849cm" svg:y2="10.267cm" draw:start-shape="id2" draw:start-glue-point="8" draw:end-shape="id3" draw:end-glue-point="3" svg:d="M9036 8582v1685h2813" svg:viewBox="0 0 2814 1686">
          <text:p/>
        </draw:connector>
        <draw:connector draw:style-name="gr4" draw:text-style-name="P1" draw:layer="layout" draw:line-skew="0.708cm" svg:x1="25.124cm" svg:y1="15.078cm" svg:x2="17.516cm" svg:y2="15.99cm" draw:start-shape="id4" draw:start-glue-point="2" draw:end-shape="id5" draw:end-glue-point="6" svg:d="M25124 15078v2122h-7608v-1210" svg:viewBox="0 0 7609 2123">
          <text:p/>
        </draw:connector>
        <draw:connector draw:style-name="gr4" draw:text-style-name="P1" draw:layer="layout" svg:x1="14.696cm" svg:y1="10.267cm" svg:x2="20.179cm" svg:y2="10.267cm" draw:start-shape="id3" draw:start-glue-point="1" draw:end-shape="id6" draw:end-glue-point="3" svg:d="M14696 10267h5483" svg:viewBox="0 0 5484 1">
          <text:p/>
        </draw:connector>
        <draw:connector draw:style-name="gr4" draw:text-style-name="P1" draw:layer="layout" svg:x1="17.531cm" svg:y1="8.296cm" svg:x2="20.179cm" svg:y2="10.267cm" draw:start-shape="id7" draw:start-glue-point="3" draw:end-shape="id6" draw:end-glue-point="3" svg:d="M17531 8296v1971h2648" svg:viewBox="0 0 2649 1972">
          <text:p/>
        </draw:connector>
        <draw:connector draw:style-name="gr4" draw:text-style-name="P1" draw:layer="layout" svg:x1="20.009cm" svg:y1="3.636cm" svg:x2="17.531cm" svg:y2="5.449cm" draw:start-shape="id8" draw:start-glue-point="3" draw:end-shape="id7" draw:end-glue-point="1" svg:d="M20009 3636h-2478v1813" svg:viewBox="0 0 2479 1814">
          <text:p/>
        </draw:connector>
        <draw:custom-shape draw:style-name="gr5" draw:text-style-name="P1" xml:id="id2" draw:id="id2" draw:layer="layout" svg:width="3.132cm" svg:height="3.132cm" svg:x="7.47cm" svg:y="5.45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5.168cm" svg:height="1.895cm" svg:x="26.566cm" svg:y="7.596cm">
          <draw:text-box>
            <text:p><text:span text:style-name="T2">I</text:span><text:span text:style-name="T3">b</text:span><text:span text:style-name="T2"> = K</text:span><text:span text:style-name="T3">b</text:span><text:span text:style-name="T2"> V</text:span><text:span text:style-name="T3">b</text:span></text:p>
          </draw:text-box>
        </draw:frame>
        <draw:g xml:id="id10" draw:id="id10">
          <draw:custom-shape draw:style-name="gr7" draw:text-style-name="P1" draw:layer="layout" svg:width="3.66cm" svg:height="4.375cm" svg:x="23.412cm" svg:y="4.7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8" draw:text-style-name="P4" draw:layer="layout" svg:x1="25.237cm" svg:y1="6.021cm" svg:x2="25.237cm" svg:y2="8.172cm">
            <text:p/>
          </draw:line>
        </draw:g>
        <draw:custom-shape draw:style-name="gr9" draw:text-style-name="P5" xml:id="id5" draw:id="id5" draw:layer="layout" svg:width="3.659cm" svg:height="4.374cm" svg:x="15.686cm" svg:y="11.616cm">
          <text:p text:style-name="P2"><text:span text:style-name="T2">+</text:span></text:p>
          <text:p text:style-name="P2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3" draw:layer="layout" svg:width="5.474cm" svg:height="1.893cm" svg:x="18.6cm" svg:y="14.9cm">
          <draw:text-box>
            <text:p><text:span text:style-name="T4">V</text:span><text:span text:style-name="T5">d</text:span><text:span text:style-name="T4"> = K</text:span><text:span text:style-name="T5">d</text:span><text:span text:style-name="T4"> I</text:span><text:span text:style-name="T5">d</text:span><text:span text:style-name="T2"> </text:span></text:p>
          </draw:text-box>
        </draw:frame>
        <draw:connector draw:style-name="gr4" draw:text-style-name="P2" draw:layer="layout" svg:x1="14.696cm" svg:y1="10.267cm" svg:x2="17.516cm" svg:y2="11.616cm" draw:start-shape="id3" draw:start-glue-point="1" draw:end-shape="id5" draw:end-glue-point="4" svg:d="M14696 10267h2820v1349" svg:viewBox="0 0 2821 1350">
          <text:p/>
        </draw:connector>
        <draw:connector draw:style-name="gr4" draw:text-style-name="P2" draw:layer="layout" svg:x1="14.696cm" svg:y1="3.636cm" svg:x2="17.531cm" svg:y2="5.449cm" draw:start-shape="id1" draw:start-glue-point="1" draw:end-shape="id7" draw:end-glue-point="1" svg:d="M14696 3636h2835v1813" svg:viewBox="0 0 2836 1814">
          <text:p/>
        </draw:connector>
        <draw:connector draw:style-name="gr4" draw:text-style-name="P2" draw:layer="layout" svg:x1="23.026cm" svg:y1="10.267cm" svg:x2="24.955cm" svg:y2="10.318cm" draw:start-shape="id6" draw:start-glue-point="1" draw:end-shape="id9" draw:end-glue-point="6" svg:d="M23026 10267h964v51h965" svg:viewBox="0 0 1930 52">
          <text:p/>
        </draw:connector>
        <draw:connector draw:style-name="gr4" draw:text-style-name="P2" draw:layer="layout" svg:x1="22.857cm" svg:y1="3.636cm" svg:x2="25.242cm" svg:y2="4.75cm" draw:start-shape="id8" draw:start-glue-point="1" draw:end-shape="id10" draw:end-glue-point="0" svg:d="M22857 3636h2385v1114" svg:viewBox="0 0 2386 1115">
          <text:p/>
        </draw:connector>
        <draw:connector draw:style-name="gr4" draw:text-style-name="P2" draw:layer="layout" svg:x1="25.242cm" svg:y1="9.125cm" svg:x2="25.124cm" svg:y2="12.141cm" draw:start-shape="id10" draw:start-glue-point="2" draw:end-shape="id4" draw:end-glue-point="0" svg:d="M25242 9125v1484h-118v1532" svg:viewBox="0 0 119 3017">
          <text:p/>
        </draw:connector>
        <draw:custom-shape draw:style-name="gr2" draw:text-style-name="P1" xml:id="id11" draw:id="id11" draw:layer="layout" svg:width="2.848cm" svg:height="0.936cm" svg:x="11.846cm" svg:y="16.7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2.847cm" svg:height="0.936cm" draw:transform="rotate (1.5707963267949) translate (8.561cm 15.095cm)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4.694cm" svg:y1="17.237cm" svg:x2="17.516cm" svg:y2="15.99cm" draw:start-shape="id11" draw:start-glue-point="1" draw:end-shape="id5" draw:end-glue-point="6" svg:d="M14694 17237h2822v-1247" svg:viewBox="0 0 2823 1248">
          <text:p/>
        </draw:connector>
        <draw:connector draw:style-name="gr4" draw:text-style-name="P2" draw:layer="layout" svg:x1="9.029cm" svg:y1="12.248cm" svg:x2="11.849cm" svg:y2="10.267cm" draw:start-shape="id12" draw:start-glue-point="1" draw:end-shape="id3" draw:end-glue-point="3" svg:d="M9029 12248v-1981h2820" svg:viewBox="0 0 2821 1982">
          <text:p/>
        </draw:connector>
        <draw:connector draw:style-name="gr4" draw:text-style-name="P2" draw:layer="layout" svg:x1="9.029cm" svg:y1="15.095cm" svg:x2="11.846cm" svg:y2="17.237cm" draw:start-shape="id12" draw:start-glue-point="3" draw:end-shape="id11" draw:end-glue-point="3" svg:d="M9029 15095v2142h2817" svg:viewBox="0 0 2818 2143">
          <text:p/>
        </draw:connector>
        <draw:frame draw:style-name="gr11" draw:text-style-name="P3" draw:layer="layout" svg:width="3.673cm" svg:height="1.894cm" svg:x="27.227cm" svg:y="12.3cm">
          <draw:text-box>
            <text:p><text:span text:style-name="T2">I</text:span><text:span text:style-name="T3">c</text:span></text:p>
          </draw:text-box>
        </draw:frame>
        <draw:frame draw:style-name="gr12" draw:text-style-name="P6" draw:layer="layout" svg:width="1.975cm" svg:height="1.895cm" svg:x="12.473cm" svg:y="4.104cm">
          <draw:text-box>
            <text:p>R<text:span text:style-name="T6">1</text:span></text:p>
          </draw:text-box>
        </draw:frame>
        <draw:frame draw:style-name="gr13" draw:text-style-name="P6" draw:layer="layout" svg:width="1.976cm" svg:height="1.895cm" svg:x="12.433cm" svg:y="17.705cm">
          <draw:text-box>
            <text:p>R<text:span text:style-name="T6">7</text:span></text:p>
          </draw:text-box>
        </draw:frame>
        <draw:frame draw:style-name="gr14" draw:text-style-name="P6" draw:layer="layout" svg:width="1.976cm" svg:height="1.893cm" svg:x="20.712cm" svg:y="10.736cm">
          <draw:text-box>
            <text:p>R<text:span text:style-name="T6">5</text:span></text:p>
          </draw:text-box>
        </draw:frame>
        <draw:frame draw:style-name="gr15" draw:text-style-name="P6" draw:layer="layout" svg:width="1.975cm" svg:height="1.893cm" svg:x="12.354cm" svg:y="10.736cm">
          <draw:text-box>
            <text:p>R<text:span text:style-name="T6">4</text:span></text:p>
          </draw:text-box>
        </draw:frame>
        <draw:frame draw:style-name="gr16" draw:text-style-name="P6" draw:layer="layout" svg:width="1.975cm" svg:height="1.894cm" svg:x="18.125cm" svg:y="6.206cm">
          <draw:text-box>
            <text:p>R<text:span text:style-name="T6">3</text:span></text:p>
          </draw:text-box>
        </draw:frame>
        <draw:frame draw:style-name="gr13" draw:text-style-name="P6" draw:layer="layout" svg:width="1.976cm" svg:height="1.895cm" svg:x="20.552cm" svg:y="4.104cm">
          <draw:text-box>
            <text:p>R<text:span text:style-name="T6">2</text:span></text:p>
          </draw:text-box>
        </draw:frame>
        <draw:frame draw:style-name="gr17" draw:text-style-name="P6" draw:layer="layout" svg:width="1.976cm" svg:height="1.894cm" svg:x="6.9cm" svg:y="12.906cm">
          <draw:text-box>
            <text:p>R<text:span text:style-name="T6">6</text:span></text:p>
          </draw:text-box>
        </draw:frame>
        <draw:custom-shape draw:style-name="gr18" draw:text-style-name="P2" draw:layer="layout" svg:width="0.398cm" svg:height="0.438cm" svg:x="17.302cm" svg:y="10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9" draw:id="id9" draw:layer="layout" svg:width="0.397cm" svg:height="0.441cm" svg:x="24.955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98cm" svg:height="0.438cm" svg:x="17.303cm" svg:y="17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398cm" svg:height="0.439cm" svg:x="17.303cm" svg:y="3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13" draw:id="id13" draw:layer="layout" svg:width="0.397cm" svg:height="0.441cm" svg:x="8.804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6" draw:layer="layout" svg:width="1.919cm" svg:height="4.312cm" svg:x="15.581cm" svg:y="5.3cm">
          <draw:text-box>
            <text:p>+</text:p>
            <text:p>V<text:span text:style-name="T6">b</text:span></text:p>
            <text:p>-</text:p>
          </draw:text-box>
        </draw:frame>
        <draw:line draw:style-name="gr22" draw:text-style-name="P7" draw:layer="layout" svg:x1="10.124cm" svg:y1="12.249cm" svg:x2="10.124cm" svg:y2="15.457cm">
          <text:p/>
        </draw:line>
        <draw:frame draw:style-name="gr23" draw:text-style-name="P8" draw:layer="layout" svg:width="3.122cm" svg:height="3.102cm" svg:x="10.1cm" svg:y="12.9cm">
          <draw:text-box>
            <text:p><text:span text:style-name="T4">I</text:span><text:span text:style-name="T5">d</text:span></text:p>
          </draw:text-box>
        </draw:frame>
        <draw:g xml:id="id4" draw:id="id4">
          <draw:line draw:style-name="gr24" draw:text-style-name="P7" draw:layer="layout" svg:x1="25.125cm" svg:y1="12.141cm" svg:x2="25.125cm" svg:y2="13.117cm">
            <text:p/>
          </draw:line>
          <draw:line draw:style-name="gr24" draw:text-style-name="P7" draw:layer="layout" svg:x1="23.831cm" svg:y1="13.126cm" svg:x2="26.415cm" svg:y2="13.126cm">
            <text:p/>
          </draw:line>
          <draw:line draw:style-name="gr24" draw:text-style-name="P7" draw:layer="layout" svg:x1="23.833cm" svg:y1="14.107cm" svg:x2="26.417cm" svg:y2="14.107cm">
            <text:p/>
          </draw:line>
          <draw:line draw:style-name="gr24" draw:text-style-name="P7" draw:layer="layout" svg:x1="25.125cm" svg:y1="14.102cm" svg:x2="25.125cm" svg:y2="15.078cm">
            <text:p/>
          </draw:line>
        </draw:g>
        <draw:line draw:style-name="gr22" draw:text-style-name="P7" draw:layer="layout" svg:x1="27.002cm" svg:y1="11.293cm" svg:x2="27.002cm" svg:y2="14.501cm">
          <text:p/>
        </draw:line>
        <draw:frame draw:style-name="gr13" draw:text-style-name="P6" draw:layer="layout" svg:width="1.976cm" svg:height="1.895cm" svg:x="23.147cm" svg:y="14.106cm">
          <draw:text-box>
            <text:p>C</text:p>
          </draw:text-box>
        </draw:frame>
        <draw:frame draw:style-name="gr25" draw:text-style-name="P2" draw:layer="layout" svg:width="8.544cm" svg:height="3.135cm" svg:x="0.056cm" svg:y="4.36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4" draw:id="id14">
          <draw:line draw:style-name="gr26" draw:text-style-name="P7" draw:layer="layout" svg:x1="7.683cm" svg:y1="11.434cm" svg:x2="5.6cm" svg:y2="11.453cm">
            <text:p/>
          </draw:line>
          <draw:line draw:style-name="gr26" draw:text-style-name="P7" draw:layer="layout" svg:x1="7.685cm" svg:y1="11.424cm" svg:x2="5.602cm" svg:y2="11.443cm">
            <text:p/>
          </draw:line>
          <draw:line draw:style-name="gr26" draw:text-style-name="P7" draw:layer="layout" svg:x1="6.17cm" svg:y1="11.852cm" svg:x2="7.205cm" svg:y2="11.852cm">
            <text:p/>
          </draw:line>
          <draw:line draw:style-name="gr26" draw:text-style-name="P7" draw:layer="layout" svg:x1="6.448cm" svg:y1="12.211cm" svg:x2="6.946cm" svg:y2="12.211cm">
            <text:p/>
          </draw:line>
          <draw:line draw:style-name="gr26" draw:text-style-name="P7" draw:layer="layout" svg:x1="6.67cm" svg:y1="11.409cm" svg:x2="6.679cm" svg:y2="10.484cm">
            <text:p/>
          </draw:line>
        </draw:g>
        <draw:connector draw:style-name="gr27" draw:text-style-name="P2" draw:layer="layout" draw:line-skew="0cm 0.367cm" svg:x1="8.804cm" svg:y1="10.318cm" svg:x2="6.642cm" svg:y2="10.484cm" draw:start-shape="id13" draw:start-glue-point="6" draw:end-shape="id14" draw:end-glue-point="0" svg:d="M8804 10318h-535v-18h-1627v184" svg:viewBox="0 0 2163 185">
          <text:p/>
        </draw:connector>
        <draw:frame draw:style-name="gr28" draw:text-style-name="P6" draw:layer="layout" svg:width="1.45cm" svg:height="1.636cm" svg:x="8.25cm" svg:y="2cm">
          <draw:text-box>
            <text:p>1</text:p>
          </draw:text-box>
        </draw:frame>
        <draw:frame draw:style-name="gr29" draw:text-style-name="P6" draw:layer="layout" svg:width="1.451cm" svg:height="1.636cm" svg:x="16.949cm" svg:y="2.164cm">
          <draw:text-box>
            <text:p>2</text:p>
          </draw:text-box>
        </draw:frame>
        <draw:frame draw:style-name="gr30" draw:text-style-name="P6" draw:layer="layout" svg:width="1.449cm" svg:height="1.636cm" svg:x="24.851cm" svg:y="2.364cm">
          <draw:text-box>
            <text:p>3</text:p>
          </draw:text-box>
        </draw:frame>
        <draw:frame draw:style-name="gr29" draw:text-style-name="P6" draw:layer="layout" svg:width="1.451cm" svg:height="1.636cm" svg:x="17.531cm" svg:y="8.8cm">
          <draw:text-box>
            <text:p>5</text:p>
          </draw:text-box>
        </draw:frame>
        <draw:custom-shape draw:style-name="gr18" draw:text-style-name="P2" draw:layer="layout" svg:width="0.398cm" svg:height="0.438cm" svg:x="8.9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6" draw:layer="layout" svg:width="1.45cm" svg:height="1.636cm" svg:x="8.35cm" svg:y="17.364cm">
          <draw:text-box>
            <text:p>7</text:p>
          </draw:text-box>
        </draw:frame>
        <draw:frame draw:style-name="gr29" draw:text-style-name="P6" draw:layer="layout" svg:width="1.451cm" svg:height="1.636cm" svg:x="16.749cm" svg:y="17.4cm">
          <draw:text-box>
            <text:p>8</text:p>
          </draw:text-box>
        </draw:frame>
        <draw:frame draw:style-name="gr31" draw:text-style-name="P6" draw:layer="layout" svg:width="1.451cm" svg:height="1.633cm" svg:x="25.184cm" svg:y="9.482cm">
          <draw:text-box>
            <text:p>6</text:p>
          </draw:text-box>
        </draw:frame>
        <draw:custom-shape draw:style-name="gr18" draw:text-style-name="P2" draw:layer="layout" svg:width="0.398cm" svg:height="0.438cm" svg:x="8.902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98cm" svg:height="0.438cm" svg:x="25.002cm" svg:y="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9T11:15:15.315379379</meta:creation-date>
    <dc:date>2021-04-06T22:21:05.096592414</dc:date>
    <meta:editing-duration>PT23M37S</meta:editing-duration>
    <meta:editing-cycles>6</meta:editing-cycles>
    <meta:generator>LibreOffice/6.4.6.2$Linux_X86_64 LibreOffice_project/40$Build-2</meta:generator>
    <meta:document-statistic meta:object-count="69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</mn>
                          <mi>,</mi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</mn>
                          <mi>,</mi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